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</text:span><text:span text:style-name="T1">w komórce E7, opisz w pustym </text:span><text:span text:style-name="T1">polu zasady obliczania</text:span></text:p>
            <text:p text:style-name="P2"><text:span text:style-name="T1">płacy za nadgodziny w pewnej </text:span><text:span text:style-name="T1">firmie.</text:span></text:p>
          </draw:rect>
          <draw:rect draw:z-index="1" draw:style-name="gr2" draw:text-style-name="P1" svg:width="153.39mm" svg:height="109.23mm" svg:x="176.8mm" svg:y="16.7mm">
            <text:p text:style-name="P1">Jeżeli liczba przepracowanych nadgodzin jest mniejsza lub </text:p>
            <text:p text:style-name="P1">Równa liczbie nadgodzin bez premii, to za każdą nadgodzinę</text:p>
            <text:p text:style-name="P1">Naliczane jest 10zł. Mnożone jest to przez <text:s/>liczbę przepracowanych nadgodzin.</text:p>
            <text:p text:style-name="P1"/>
            <text:p text:style-name="P1">Natomiast jeśli liczba przepracowanych </text:p>
            <text:p text:style-name="P1">Nadgodzin jest większa niż liczba nadgodzin bez premii, to</text:p>
            <text:p text:style-name="P1">Do każdej godzinnej stawki nadgodzin powyżej tej granicy</text:p>
            <text:p text:style-name="P1">Doliczane jest jej jeszcze 50%. <text:s/>Wtedy liczbę nadgodzin bez premii mnoży się przez </text:p>
            <text:p text:style-name="P1">Godzinną stawkę, a do tego doliczane jest 150% godzinnej stawki pomnożonej</text:p>
            <text:p text:style-name="P1">Przez ilość nadgodzin powyżej w.w granicy.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7.8224424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08:56.748230012</dc:date>
    <meta:print-date>2003-03-13T12:37:37</meta:print-date>
    <meta:generator>LibreOffice/6.0.2.1$Linux_X86_64 LibreOffice_project/00m0$Build-1</meta:generator>
    <meta:editing-duration>PT2M48S</meta:editing-duration>
    <meta:editing-cycles>3</meta:editing-cycles>
    <meta:document-statistic meta:table-count="3" meta:cell-count="16" meta:object-count="2"/>
  </office:meta>
</office:document-meta>
</file>